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200000244B633B6C3125B45B9.png" manifest:media-type="image/png"/>
  <manifest:file-entry manifest:full-path="Pictures/10000000000003E8000004389A95E639B160CB59.jpg" manifest:media-type="image/jpeg"/>
  <manifest:file-entry manifest:full-path="Pictures/10000000000002640000021E8E0E180513885FAB.jpg" manifest:media-type="image/jpeg"/>
  <manifest:file-entry manifest:full-path="Pictures/100000000000044C000006A415ADE2BC5C5CAA2A.jpg" manifest:media-type="image/jpeg"/>
  <manifest:file-entry manifest:full-path="Pictures/10000000000001900000011552EBDD1FD1B737AC.jpg" manifest:media-type="image/jpeg"/>
  <manifest:file-entry manifest:full-path="Pictures/10000000000003E8000003E8E496DCE92F4F2F05.jpg" manifest:media-type="image/jpeg"/>
  <manifest:file-entry manifest:full-path="Pictures/10000000000000E1000000E198B2FF29DDAE609A.jpg" manifest:media-type="image/jpeg"/>
  <manifest:file-entry manifest:full-path="Pictures/10000001000000E1000000E13AE0C3A612CC298F.png" manifest:media-type="image/png"/>
  <manifest:file-entry manifest:full-path="Pictures/10000000000000E1000000E116D333E9C6B39BAC.png" manifest:media-type="image/png"/>
  <manifest:file-entry manifest:full-path="Pictures/10000000000000E1000000E1AB88D0EAA6274164.png" manifest:media-type="image/png"/>
  <manifest:file-entry manifest:full-path="Pictures/100000000000032000000320D3D94A03BEDEB9B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pitch="variable"/>
    <style:font-face style:name="Tinos1" svg:font-family="Tinos" style:font-adornments="Жирный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6.237cm" fo:min-width="16.437cm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9cm, 0.646cm, 1.286cm, 0.492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27cm, 5.898cm, 2.872cm, 5.748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29cm, 4.262cm, 4.958cm, 4.132cm)" draw:image-opacity="100%" style:mirror="none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814cm, 4.629cm, 16.175cm, 4.051cm)" draw:image-opacity="100%" style:mirror="none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8cm, 1.771cm, 0.553cm, 1.787cm)" draw:image-opacity="100%" style:mirror="none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98cm, 1.293cm, 0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cm, -0.122cm, 1.676cm, 0cm)" draw:image-opacity="100%" style:mirror="none"/>
    </style:style>
    <style:style style:name="gr1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Обычный-subtitle">
      <style:graphic-properties draw:fill-color="#ffffff" fo:min-height="2.499cm"/>
      <style:paragraph-properties style:writing-mode="lr-tb"/>
    </style:style>
    <style:style style:name="pr2" style:family="presentation" style:parent-style-name="Обычный-subtitle">
      <style:graphic-properties draw:fill-color="#ffffff" fo:min-height="3.748cm"/>
      <style:paragraph-properties style:writing-mode="lr-tb"/>
    </style:style>
    <style:style style:name="pr3" style:family="presentation" style:parent-style-name="Обычный-subtitle">
      <style:graphic-properties draw:fill-color="#ffffff" fo:min-height="1.25cm"/>
      <style:paragraph-properties style:writing-mode="lr-tb"/>
    </style:style>
    <style:style style:name="pr4" style:family="presentation" style:parent-style-name="Обычный-subtitle">
      <style:graphic-properties draw:fill-color="#ffffff" fo:min-height="2.751cm"/>
      <style:paragraph-properties style:writing-mode="lr-tb"/>
    </style:style>
    <style:style style:name="pr5" style:family="presentation" style:parent-style-name="Обычный-subtitle">
      <style:graphic-properties draw:fill-color="#ffffff" fo:min-height="1.28cm"/>
      <style:paragraph-properties style:writing-mode="lr-tb"/>
    </style:style>
    <style:style style:name="pr6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1" draw:layer="layout" svg:width="16.937cm" svg:height="16.487cm" svg:x="1.953cm" svg:y="1.97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4.791cm" svg:height="2.499cm" svg:x="13.237cm" svg:y="1.095cm" presentation:class="subtitle" presentation:user-transformed="true">
          <draw:text-box>
            <text:p>SAMBA</text:p>
          </draw:text-box>
        </draw:frame>
        <draw:frame draw:style-name="gr2" draw:text-style-name="P3" draw:layer="layout" svg:width="1.919cm" svg:height="1.919cm" svg:x="25.333cm" svg:y="4.297cm">
          <draw:image xlink:href="Pictures/100000000000032000000320D3D94A03BEDEB9BD.jpg" xlink:type="simple" xlink:show="embed" xlink:actuate="onLoad" draw:mime-type="image/jpeg">
            <text:p/>
          </draw:image>
        </draw:frame>
        <draw:frame draw:style-name="gr2" draw:text-style-name="P3" draw:layer="layout" svg:width="1.536cm" svg:height="1.536cm" svg:x="25.084cm" svg:y="2.136cm">
          <draw:image xlink:href="Pictures/10000000000000E1000000E1AB88D0EAA6274164.png" xlink:type="simple" xlink:show="embed" xlink:actuate="onLoad" draw:mime-type="image/png">
            <text:p/>
          </draw:image>
        </draw:frame>
        <draw:frame draw:style-name="gr3" draw:text-style-name="P3" draw:layer="layout" svg:width="2.87cm" svg:height="2.214cm" svg:x="26.273cm" svg:y="-0.078cm">
          <draw:image xlink:href="Pictures/10000000000000E1000000E116D333E9C6B39BAC.png" xlink:type="simple" xlink:show="embed" xlink:actuate="onLoad" draw:mime-type="image/png">
            <text:p/>
          </draw:image>
        </draw:frame>
        <draw:frame draw:style-name="gr4" draw:text-style-name="P3" draw:layer="layout" svg:width="1.398cm" svg:height="1.923cm" svg:x="10.319cm" svg:y="0.486cm">
          <draw:image xlink:href="Pictures/10000000000003E8000003E8E496DCE92F4F2F05.jpg" xlink:type="simple" xlink:show="embed" xlink:actuate="onLoad" draw:mime-type="image/jpeg">
            <text:p/>
          </draw:image>
        </draw:frame>
        <draw:frame presentation:style-name="pr2" draw:text-style-name="P2" draw:layer="layout" svg:width="2.952cm" svg:height="3.763cm" svg:x="22.54cm" svg:y="7.195cm">
          <draw:text-box>
            <text:p>ALT</text:p>
            <text:p>ERA</text:p>
            <text:p>TOR</text:p>
          </draw:text-box>
        </draw:frame>
        <draw:frame draw:style-name="gr5" draw:text-style-name="P3" draw:layer="layout" svg:width="2.616cm" svg:height="4.356cm" svg:x="25.384cm" svg:y="6.864cm">
          <draw:image xlink:href="Pictures/100000000000044C000006A415ADE2BC5C5CAA2A.jpg" xlink:type="simple" xlink:show="embed" xlink:actuate="onLoad" draw:mime-type="image/jpeg">
            <text:p/>
          </draw:image>
        </draw:frame>
        <draw:frame draw:style-name="gr6" draw:text-style-name="P3" draw:layer="layout" svg:width="4.967cm" svg:height="1.7cm" svg:x="13.061cm" svg:y="0.16cm">
          <draw:image xlink:href="Pictures/10000000000003E8000004389A95E639B160CB59.jpg" xlink:type="simple" xlink:show="embed" xlink:actuate="onLoad" draw:mime-type="image/jpeg">
            <text:p/>
          </draw:image>
        </draw:frame>
        <draw:frame presentation:style-name="pr1" draw:text-style-name="P2" draw:layer="layout" svg:width="4.791cm" svg:height="2.499cm" svg:x="19.313cm" svg:y="1.787cm">
          <draw:text-box>
            <text:p>KERNEL</text:p>
          </draw:text-box>
        </draw:frame>
        <draw:frame draw:style-name="gr7" draw:text-style-name="P3" draw:layer="layout" svg:width="2.16cm" svg:height="1.934cm" svg:x="20.687cm" svg:y="0.537cm">
          <draw:image xlink:href="Pictures/10000000000001900000011552EBDD1FD1B737AC.jpg" xlink:type="simple" xlink:show="embed" xlink:actuate="onLoad" draw:mime-type="image/jpeg">
            <text:p/>
          </draw:image>
        </draw:frame>
        <draw:frame draw:style-name="gr8" draw:text-style-name="P3" draw:layer="layout" svg:width="5.686cm" svg:height="5.086cm" svg:x="0.721cm" svg:y="0.493cm">
          <draw:image xlink:href="Pictures/10000000000002640000021E8E0E180513885FAB.jpg" xlink:type="simple" xlink:show="embed" xlink:actuate="onLoad" draw:mime-type="image/jpeg">
            <text:p/>
          </draw:image>
        </draw:frame>
        <draw:frame presentation:style-name="pr1" draw:text-style-name="P2" draw:layer="layout" svg:width="4.791cm" svg:height="2.509cm" svg:x="0.62cm" svg:y="2.189cm">
          <draw:text-box>
            <text:p>NetWork</text:p>
            <text:p>Manager</text:p>
          </draw:text-box>
        </draw:frame>
        <draw:frame presentation:style-name="pr3" draw:text-style-name="P2" draw:layer="layout" svg:width="4.791cm" svg:height="1.255cm" svg:x="8.486cm" svg:y="0.985cm">
          <draw:text-box>
            <text:p>GPUI</text:p>
          </draw:text-box>
        </draw:frame>
        <draw:frame presentation:style-name="pr4" draw:text-style-name="P2" draw:layer="layout" svg:width="8.177cm" svg:height="2.751cm" svg:x="21.69cm" svg:y="14.254cm">
          <draw:text-box>
            <text:p>MIDNIGHT</text:p>
            <text:p>COMMANDER</text:p>
          </draw:text-box>
        </draw:frame>
        <draw:frame draw:style-name="gr9" draw:text-style-name="P3" draw:layer="layout" svg:width="4.502cm" svg:height="2.116cm" svg:x="23.619cm" svg:y="12.372cm">
          <draw:image xlink:href="Pictures/10000001000000E1000000E13AE0C3A612CC298F.png" xlink:type="simple" xlink:show="embed" xlink:actuate="onLoad" draw:mime-type="image/png">
            <text:p/>
          </draw:image>
        </draw:frame>
        <draw:frame draw:style-name="gr10" draw:text-style-name="P1" draw:layer="layout" svg:width="5.852cm" svg:height="3.308cm" svg:x="-7.146cm" svg:y="0.679cm">
          <draw:image xlink:href="Pictures/100000000000040200000244B633B6C3125B45B9.png" xlink:type="simple" xlink:show="embed" xlink:actuate="onLoad" draw:mime-type="image/png">
            <text:p/>
          </draw:image>
        </draw:frame>
        <draw:frame presentation:style-name="pr5" draw:text-style-name="P2" draw:layer="layout" svg:width="6.844cm" svg:height="1.28cm" svg:x="-7.568cm" svg:y="3.796cm">
          <draw:text-box>
            <text:p>KERBEROS</text:p>
          </draw:text-box>
        </draw:frame>
        <draw:frame presentation:style-name="pr1" draw:text-style-name="P2" draw:layer="layout" svg:width="4.791cm" svg:height="2.499cm" svg:x="13.238cm" svg:y="1.096cm">
          <draw:text-box>
            <text:p>SAMBA</text:p>
          </draw:text-box>
        </draw:frame>
        <draw:frame presentation:style-name="pr5" draw:text-style-name="P2" draw:layer="layout" svg:width="3.674cm" svg:height="1.28cm" svg:x="9.202cm" svg:y="11.943cm">
          <draw:text-box>
            <text:p>BIND</text:p>
          </draw:text-box>
        </draw:frame>
        <draw:frame draw:style-name="gr10" draw:text-style-name="P1" draw:layer="layout" svg:width="1.82cm" svg:height="1.82cm" svg:x="10.118cm" svg:y="10.327cm">
          <draw:image xlink:href="Pictures/10000000000000E1000000E198B2FF29DDAE609A.jpg" xlink:type="simple" xlink:show="embed" xlink:actuate="onLoad" draw:mime-type="image/jpe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pitch="variable"/>
    <style:font-face style:name="Tinos1" svg:font-family="Tinos" style:font-adornments="Жирный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ru" fo:country="RU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opacity="10%" draw:shadow-opacity="1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6d6d" loext:opacity="100%" loext:color-lum-mod="100%" loext:color-lum-off="0%" style:text-outline="false" style:text-line-through-style="none" style:text-line-through-type="none" style:font-name="Tinos1" fo:font-family="Tinos" style:font-style-name="Жирный" style:font-pitch="variable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11:23:46.401413956</meta:creation-date>
    <dc:date>2023-08-08T18:47:33.109637706</dc:date>
    <meta:editing-duration>P4DT6H32M28S</meta:editing-duration>
    <meta:editing-cycles>2</meta:editing-cycles>
    <meta:generator>LibreOffice/7.4.2.3$Linux_X86_64 LibreOffice_project/40$Build-3</meta:generator>
    <meta:document-statistic meta:object-count="44"/>
  </office:meta>
</office:document-meta>
</file>